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2" svg:font-family="'Calibri Light'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Geen_20_afstand">
      <style:text-properties fo:font-size="12pt" style:font-size-asian="12pt" style:font-size-complex="12pt"/>
    </style:style>
    <style:style style:name="P2" style:family="paragraph" style:parent-style-name="Geen_20_afstan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Geen_20_afstand">
      <style:text-properties fo:font-size="13pt" style:font-size-asian="13pt" style:font-size-complex="13pt"/>
    </style:style>
    <style:style style:name="P4" style:family="paragraph" style:parent-style-name="Geen_20_afstand" style:master-page-name="">
      <style:paragraph-properties fo:margin-left="0.661cm" fo:margin-right="0cm" fo:margin-top="0cm" fo:margin-bottom="0cm" fo:line-height="100%" fo:hyphenation-ladder-count="no-limit" fo:text-indent="0cm" style:auto-text-indent="false" style:page-number="auto"/>
      <style:text-properties fo:font-size="12pt" style:font-size-asian="12pt" style:font-size-complex="12pt" fo:hyphenate="false" fo:hyphenation-remain-char-count="0" fo:hyphenation-push-char-count="0"/>
    </style:style>
    <style:style style:name="P5" style:family="paragraph" style:parent-style-name="Standard" style:master-page-name="">
      <style:paragraph-properties style:line-height-at-least="0.494cm" style:page-number="auto" fo:break-before="page" style:text-autospace="none"/>
      <style:text-properties fo:color="#0070c0" style:font-name="Calibri Light1" fo:font-size="18pt" fo:language="zxx" fo:country="none" style:font-name-asian="Calibri Light2" style:font-size-asian="18pt" style:font-name-complex="Calibri Light2" style:font-size-complex="18pt"/>
    </style:style>
    <style:style style:name="P6" style:family="paragraph" style:parent-style-name="Geen_20_afstand" style:list-style-name="RTF_5f_Num_20_2">
      <style:text-properties fo:font-size="12pt" style:font-size-asian="12pt" style:font-size-complex="12pt"/>
    </style:style>
    <style:style style:name="P7" style:family="paragraph" style:parent-style-name="Geen_20_afstand">
      <style:text-properties fo:font-size="14pt" style:font-size-asian="14pt" style:font-size-complex="14pt"/>
    </style:style>
    <style:style style:name="P8" style:family="paragraph">
      <style:paragraph-properties style:writing-mode="lr-tb" style:font-independent-line-spacing="false"/>
    </style:style>
    <style:style style:name="P9" style:family="paragraph">
      <style:paragraph-properties style:writing-mode="lr-tb"/>
    </style:style>
    <style:style style:name="P10" style:family="paragraph">
      <style:paragraph-properties fo:margin-top="0.212cm" fo:margin-bottom="0cm" style:writing-mode="lr-tb"/>
    </style:style>
    <style:style style:name="P11" style:family="paragraph">
      <style:paragraph-properties style:writing-mode="lr-tb" style:font-independent-line-spacing="true"/>
    </style:style>
    <style:style style:name="T1" style:family="text">
      <style:text-properties style:font-name-asian="Calibri" style:font-name-complex="Calibri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ffff" style:font-name="Calibri Light" fo:font-size="32pt" style:font-size-asian="32pt" style:font-size-complex="32pt"/>
    </style:style>
    <style:style style:name="T4" style:family="text">
      <style:text-properties fo:color="#0070c0" fo:font-size="18pt" style:font-size-asian="18pt" style:font-size-complex="18pt"/>
    </style:style>
    <style:style style:name="T5" style:family="text">
      <style:text-properties fo:color="#ffffff" fo:font-size="24pt" style:font-size-asian="24pt" style:font-size-complex="24pt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.254cm" fo:padding-right="0.254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gradient" draw:fill-gradient-name="a1" draw:textarea-horizontal-align="left" draw:textarea-vertical-align="top" draw:auto-grow-height="false" draw:auto-grow-width="false" fo:padding-top="1.905cm" fo:padding-bottom="12.7cm" fo:padding-left="1.905cm" fo:padding-right="2.54cm" fo:wrap-option="wrap" style:run-through="background"/>
    </style:style>
    <style:style style:name="gr5" style:family="graphic">
      <style:graphic-properties draw:stroke="none" draw:fill="solid" draw:fill-color="#ffffff" draw:opacity="100%" fo:min-height="0cm" fo:min-width="0cm" style:run-through="background"/>
    </style:style>
    <style:style style:name="gr6" style:family="graphic">
      <style:graphic-properties draw:stroke="none" draw:fill="none" draw:textarea-horizontal-align="left" draw:textarea-vertical-align="bottom" draw:auto-grow-height="false" draw:auto-grow-width="false" fo:padding-top="0cm" fo:padding-bottom="0cm" fo:padding-left="1.905cm" fo:padding-right="2.54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" draw:name="Groep 48" draw:style-name="gr2"><draw:g draw:name="Groep 49" draw:style-name="gr3"><draw:custom-shape draw:name="Rechthoek 54" draw:style-name="gr4" draw:text-style-name="P11" svg:width="19.037cm" svg:height="25.388cm" svg:x="0.982cm" svg:y="2.155cm"><text:p text:style-name="P9"><text:span text:style-name="T3">Teamrapport</text:span></text:p><text:p text:style-name="P10"><text:span text:style-name="T4"/></text:p><text:p text:style-name="P9"><text:span text:style-name="T5"/></text:p><draw:enhanced-geometry svg:viewBox="0 0 21600 21600" draw:type="non-primitive" draw:enhanced-path="M 0 0 L 21600 0 21600 21600 0 21600 Z N"/></draw:custom-shape><draw:g draw:name="Groep 2" draw:style-name="gr3"><draw:custom-shape draw:name="Vrije vorm 56" draw:style-name="gr5" svg:width="7.848cm" svg:height="7.871cm" svg:x="12.156cm" svg:y="2.155cm"><text:p/><draw:enhanced-geometry svg:viewBox="0 0 1781 1786" draw:text-areas="?f27 ?f29 ?f28 ?f30" draw:glue-points="?f31 ?f32 ?f33 ?f34 ?f35 ?f36 ?f37 ?f38 ?f31 ?f32" draw:type="non-primitive" draw:enhanced-path="M ?f3 ?f2 L ?f0 ?f4 ?f5 ?f0 ?f1 ?f6 ?f3 ?f2 Z N"><draw:equation draw:name="f0" draw:formula="0"/><draw:equation draw:name="f1" draw:formula="1781"/><draw:equation draw:name="f2" draw:formula="1786"/><draw:equation draw:name="f3" draw:formula="4"/><draw:equation draw:name="f4" draw:formula="1782"/><draw:equation draw:name="f5" draw:formula="1776"/><draw:equation draw:name="f6" draw:formula="5"/><draw:equation draw:name="f7" draw:formula="?f2 - ?f0"/><draw:equation draw:name="f8" draw:formula="?f1 - ?f0"/><draw:equation draw:name="f9" draw:formula="?f8 / 1781"/><draw:equation draw:name="f10" draw:formula="?f7 / 1786"/><draw:equation draw:name="f11" draw:formula="4 * ?f8"/><draw:equation draw:name="f12" draw:formula="1786 * ?f7"/><draw:equation draw:name="f13" draw:formula="0 * ?f8"/><draw:equation draw:name="f14" draw:formula="1782 * ?f7"/><draw:equation draw:name="f15" draw:formula="1776 * ?f8"/><draw:equation draw:name="f16" draw:formula="0 * ?f7"/><draw:equation draw:name="f17" draw:formula="1781 * ?f8"/><draw:equation draw:name="f18" draw:formula="5 * ?f7"/><draw:equation draw:name="f19" draw:formula="?f11 / 1781"/><draw:equation draw:name="f20" draw:formula="?f12 / 1786"/><draw:equation draw:name="f21" draw:formula="?f13 / 1781"/><draw:equation draw:name="f22" draw:formula="?f14 / 1786"/><draw:equation draw:name="f23" draw:formula="?f15 / 1781"/><draw:equation draw:name="f24" draw:formula="?f16 / 1786"/><draw:equation draw:name="f25" draw:formula="?f17 / 1781"/><draw:equation draw:name="f26" draw:formula="?f18 / 1786"/><draw:equation draw:name="f27" draw:formula="0 / ?f9"/><draw:equation draw:name="f28" draw:formula="?f1 / ?f9"/><draw:equation draw:name="f29" draw:formula="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9"/><draw:equation draw:name="f38" draw:formula="?f26 / ?f10"/></draw:enhanced-geometry></draw:custom-shape><draw:custom-shape draw:name="Vrije vorm 57" draw:style-name="gr5" svg:width="9.843cm" svg:height="9.847cm" svg:x="10.161cm" svg:y="2.785cm"><text:p/><draw:enhanced-geometry svg:viewBox="0 0 2234 2234" draw:text-areas="?f14 ?f14 ?f15 ?f15" draw:glue-points="?f16 ?f17 ?f18 ?f19 ?f19 ?f18 ?f17 ?f16 ?f16 ?f17" draw:type="non-primitive" draw:enhanced-path="M ?f2 ?f1 L ?f0 ?f3 ?f3 ?f0 ?f1 ?f2 ?f2 ?f1 Z N"><draw:equation draw:name="f0" draw:formula="0"/><draw:equation draw:name="f1" draw:formula="2234"/><draw:equation draw:name="f2" draw:formula="5"/><draw:equation draw:name="f3" draw:formula="2229"/><draw:equation draw:name="f4" draw:formula="?f1 - ?f0"/><draw:equation draw:name="f5" draw:formula="?f4 / 2234"/><draw:equation draw:name="f6" draw:formula="5 * ?f4"/><draw:equation draw:name="f7" draw:formula="2234 * ?f4"/><draw:equation draw:name="f8" draw:formula="0 * ?f4"/><draw:equation draw:name="f9" draw:formula="2229 * ?f4"/><draw:equation draw:name="f10" draw:formula="?f6 / 2234"/><draw:equation draw:name="f11" draw:formula="?f7 / 2234"/><draw:equation draw:name="f12" draw:formula="?f8 / 2234"/><draw:equation draw:name="f13" draw:formula="?f9 / 2234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draw:name="Vrije vorm 58" draw:style-name="gr5" svg:width="9.681cm" svg:height="9.685cm" svg:x="10.324cm" svg:y="2.458cm"><text:p/><draw:enhanced-geometry svg:viewBox="0 0 2197 2197" draw:text-areas="?f20 ?f20 ?f21 ?f21" draw:glue-points="?f22 ?f23 ?f24 ?f25 ?f26 ?f24 ?f23 ?f27 ?f22 ?f23" draw:type="non-primitive" draw:enhanced-path="M ?f2 ?f1 L ?f0 ?f3 ?f4 ?f0 ?f1 ?f5 ?f2 ?f1 Z N"><draw:equation draw:name="f0" draw:formula="0"/><draw:equation draw:name="f1" draw:formula="2197"/><draw:equation draw:name="f2" draw:formula="9"/><draw:equation draw:name="f3" draw:formula="2193"/><draw:equation draw:name="f4" draw:formula="2188"/><draw:equation draw:name="f5" draw:formula="10"/><draw:equation draw:name="f6" draw:formula="?f1 - ?f0"/><draw:equation draw:name="f7" draw:formula="?f6 / 2197"/><draw:equation draw:name="f8" draw:formula="9 * ?f6"/><draw:equation draw:name="f9" draw:formula="2197 * ?f6"/><draw:equation draw:name="f10" draw:formula="0 * ?f6"/><draw:equation draw:name="f11" draw:formula="2193 * ?f6"/><draw:equation draw:name="f12" draw:formula="2188 * ?f6"/><draw:equation draw:name="f13" draw:formula="10 * ?f6"/><draw:equation draw:name="f14" draw:formula="?f8 / 2197"/><draw:equation draw:name="f15" draw:formula="?f9 / 2197"/><draw:equation draw:name="f16" draw:formula="?f10 / 2197"/><draw:equation draw:name="f17" draw:formula="?f11 / 2197"/><draw:equation draw:name="f18" draw:formula="?f12 / 2197"/><draw:equation draw:name="f19" draw:formula="?f13 / 2197"/><draw:equation draw:name="f20" draw:formula="0 / ?f7"/><draw:equation draw:name="f21" draw:formula="?f1 / ?f7"/><draw:equation draw:name="f22" draw:formula="?f14 / ?f7"/><draw:equation draw:name="f23" draw:formula="?f15 / ?f7"/><draw:equation draw:name="f24" draw:formula="?f16 / ?f7"/><draw:equation draw:name="f25" draw:formula="?f17 / ?f7"/><draw:equation draw:name="f26" draw:formula="?f18 / ?f7"/><draw:equation draw:name="f27" draw:formula="?f19 / ?f7"/></draw:enhanced-geometry></draw:custom-shape><draw:custom-shape draw:name="Vrije vorm 59" draw:style-name="gr5" svg:width="8.64cm" svg:height="8.667cm" svg:x="11.364cm" svg:y="3.54cm"><text:p/><draw:enhanced-geometry svg:viewBox="0 0 1961 1966" draw:text-areas="?f26 ?f28 ?f27 ?f29" draw:glue-points="?f30 ?f31 ?f32 ?f33 ?f34 ?f35 ?f36 ?f37 ?f30 ?f31" draw:type="non-primitive" draw:enhanced-path="M ?f3 ?f2 L ?f0 ?f4 ?f5 ?f0 ?f1 ?f3 ?f3 ?f2 Z N"><draw:equation draw:name="f0" draw:formula="0"/><draw:equation draw:name="f1" draw:formula="1961"/><draw:equation draw:name="f2" draw:formula="1966"/><draw:equation draw:name="f3" draw:formula="9"/><draw:equation draw:name="f4" draw:formula="1957"/><draw:equation draw:name="f5" draw:formula="1952"/><draw:equation draw:name="f6" draw:formula="?f2 - ?f0"/><draw:equation draw:name="f7" draw:formula="?f1 - ?f0"/><draw:equation draw:name="f8" draw:formula="?f7 / 1961"/><draw:equation draw:name="f9" draw:formula="?f6 / 1966"/><draw:equation draw:name="f10" draw:formula="9 * ?f7"/><draw:equation draw:name="f11" draw:formula="1966 * ?f6"/><draw:equation draw:name="f12" draw:formula="0 * ?f7"/><draw:equation draw:name="f13" draw:formula="1957 * ?f6"/><draw:equation draw:name="f14" draw:formula="1952 * ?f7"/><draw:equation draw:name="f15" draw:formula="0 * ?f6"/><draw:equation draw:name="f16" draw:formula="1961 * ?f7"/><draw:equation draw:name="f17" draw:formula="9 * ?f6"/><draw:equation draw:name="f18" draw:formula="?f10 / 1961"/><draw:equation draw:name="f19" draw:formula="?f11 / 1966"/><draw:equation draw:name="f20" draw:formula="?f12 / 1961"/><draw:equation draw:name="f21" draw:formula="?f13 / 1966"/><draw:equation draw:name="f22" draw:formula="?f14 / 1961"/><draw:equation draw:name="f23" draw:formula="?f15 / 1966"/><draw:equation draw:name="f24" draw:formula="?f16 / 1961"/><draw:equation draw:name="f25" draw:formula="?f17 / 1966"/><draw:equation draw:name="f26" draw:formula="0 / ?f8"/><draw:equation draw:name="f27" draw:formula="?f1 / ?f8"/><draw:equation draw:name="f28" draw:formula="0 / ?f9"/><draw:equation draw:name="f29" draw:formula="?f2 / ?f9"/><draw:equation draw:name="f30" draw:formula="?f18 / ?f8"/><draw:equation draw:name="f31" draw:formula="?f19 / ?f9"/><draw:equation draw:name="f32" draw:formula="?f20 / ?f8"/><draw:equation draw:name="f33" draw:formula="?f21 / ?f9"/><draw:equation draw:name="f34" draw:formula="?f22 / ?f8"/><draw:equation draw:name="f35" draw:formula="?f23 / ?f9"/><draw:equation draw:name="f36" draw:formula="?f24 / ?f8"/><draw:equation draw:name="f37" draw:formula="?f25 / ?f9"/></draw:enhanced-geometry></draw:custom-shape><draw:custom-shape draw:name="Vrije vorm 60" draw:style-name="gr5" svg:width="12.016cm" svg:height="12.043cm" svg:x="7.988cm" svg:y="2.584cm"><text:p/><draw:enhanced-geometry svg:viewBox="0 0 2727 2732" draw:text-areas="?f24 ?f26 ?f25 ?f27" draw:glue-points="?f28 ?f29 ?f28 ?f30 ?f31 ?f32 ?f33 ?f34 ?f28 ?f29" draw:type="non-primitive" draw:enhanced-path="M ?f0 ?f2 L ?f0 ?f3 ?f4 ?f0 ?f1 ?f5 ?f0 ?f2 Z N"><draw:equation draw:name="f0" draw:formula="0"/><draw:equation draw:name="f1" draw:formula="2727"/><draw:equation draw:name="f2" draw:formula="2732"/><draw:equation draw:name="f3" draw:formula="2728"/><draw:equation draw:name="f4" draw:formula="2722"/><draw:equation draw:name="f5" draw:formula="5"/><draw:equation draw:name="f6" draw:formula="?f2 - ?f0"/><draw:equation draw:name="f7" draw:formula="?f1 - ?f0"/><draw:equation draw:name="f8" draw:formula="?f7 / 2727"/><draw:equation draw:name="f9" draw:formula="?f6 / 2732"/><draw:equation draw:name="f10" draw:formula="0 * ?f7"/><draw:equation draw:name="f11" draw:formula="2732 * ?f6"/><draw:equation draw:name="f12" draw:formula="2728 * ?f6"/><draw:equation draw:name="f13" draw:formula="2722 * ?f7"/><draw:equation draw:name="f14" draw:formula="0 * ?f6"/><draw:equation draw:name="f15" draw:formula="2727 * ?f7"/><draw:equation draw:name="f16" draw:formula="5 * ?f6"/><draw:equation draw:name="f17" draw:formula="?f10 / 2727"/><draw:equation draw:name="f18" draw:formula="?f11 / 2732"/><draw:equation draw:name="f19" draw:formula="?f12 / 2732"/><draw:equation draw:name="f20" draw:formula="?f13 / 2727"/><draw:equation draw:name="f21" draw:formula="?f14 / 2732"/><draw:equation draw:name="f22" draw:formula="?f15 / 2727"/><draw:equation draw:name="f23" draw:formula="?f16 / 2732"/><draw:equation draw:name="f24" draw:formula="0 / ?f8"/><draw:equation draw:name="f25" draw:formula="?f1 / ?f8"/><draw:equation draw:name="f26" draw:formula="0 / ?f9"/><draw:equation draw:name="f27" draw:formula="?f2 / ?f9"/><draw:equation draw:name="f28" draw:formula="?f17 / ?f8"/><draw:equation draw:name="f29" draw:formula="?f18 / ?f9"/><draw:equation draw:name="f30" draw:formula="?f19 / ?f9"/><draw:equation draw:name="f31" draw:formula="?f20 / ?f8"/><draw:equation draw:name="f32" draw:formula="?f21 / ?f9"/><draw:equation draw:name="f33" draw:formula="?f22 / ?f8"/><draw:equation draw:name="f34" draw:formula="?f23 / ?f9"/></draw:enhanced-geometry></draw:custom-shape></draw:g></draw:g><draw:frame draw:name="Tekstvak 61" draw:style-name="gr6" draw:text-style-name="P11" svg:width="18.994cm" svg:height="10.522cm" svg:x="1.007cm" svg:y="15.591cm"><draw:text-box><text:p/></draw:text-box></draw:frame></draw:g></text:p>
      <text:p text:style-name="Standard"/>
      <text:p text:style-name="Standard"/>
      <text:p text:style-name="Kop_20_van_20_inhoudsopgave"/>
      <text:p text:style-name="Standard"/>
      <text:p text:style-name="P7">Project: Textbased adventure – Stimuli-Control</text:p>
      <text:p text:style-name="P7">Projectgroepsnummer: 13</text:p>
      <text:p text:style-name="P7">Projectgroepsleden: Patrick van Batenburg, Floris van Londen, Tarik Hacialiogullari en Anthony</text:p>
      <text:p text:style-name="P7">Projectbegeleider: Peter Ipenburg en Fer van Krimpen</text:p>
      <text:p text:style-name="P7">Plaats: Terheijdenseweg 350, 4826 AA Breda</text:p>
      <text:p text:style-name="P7">Begin datum: 2-2-2015</text:p>
      <text:p text:style-name="P7"><text:span text:style-name="T2">Eind datum: 6-1-2015</text:span></text:p>
      <text:p text:style-name="P5">Teamrapport – Patrick van Batenburg</text:p>
      <text:p text:style-name="Standard"/>
      <text:p text:style-name="P2">Hoe vond je jouw inbreng?</text:p>
      <text:list xml:id="list4285540681376642285" text:style-name="RTF_5f_Num_20_2">
        <text:list-item>
          <text:p text:style-name="P6">Rol/bijdrage: Teamlid</text:p>
        </text:list-item>
      </text:list>
      <text:p text:style-name="P1"/>
      <text:list xml:id="list32509309" text:continue-numbering="true" text:style-name="RTF_5f_Num_20_2">
        <text:list-item>
          <text:p text:style-name="P6">Wat ging goed?</text:p>
        </text:list-item>
      </text:list>
      <text:p text:style-name="P4">Samenwerken en de opdrachten doen.</text:p>
      <text:p text:style-name="P1"/>
      <text:list xml:id="list32489028" text:continue-numbering="true" text:style-name="RTF_5f_Num_20_2">
        <text:list-item>
          <text:p text:style-name="P6">Wat ging minder goed?</text:p>
        </text:list-item>
      </text:list>
      <text:p text:style-name="P4">OOP begrijpen.</text:p>
      <text:p text:style-name="P1"/>
      <text:list xml:id="list32506809" text:continue-numbering="true" text:style-name="RTF_5f_Num_20_2">
        <text:list-item>
          <text:p text:style-name="P6">Welk advies geef je aan jezelf voor de toekomst?</text:p>
        </text:list-item>
      </text:list>
      <text:p text:style-name="P4">MTA en/of op internet zoeken om OOP en keywords beter te begrijpen.</text:p>
      <text:p text:style-name="P1"/>
      <text:p text:style-name="P1"/>
      <text:p text:style-name="P2">Hoe vond je het gaan met het projectteam?</text:p>
      <text:list xml:id="list32494573" text:continue-numbering="true" text:style-name="RTF_5f_Num_20_2">
        <text:list-item>
          <text:p text:style-name="P6">Verliep de rolverdeling goed?</text:p>
        </text:list-item>
      </text:list>
      <text:p text:style-name="P4">Ja, het ging goed.</text:p>
      <text:p text:style-name="P1"/>
      <text:list xml:id="list32491974" text:continue-numbering="true" text:style-name="RTF_5f_Num_20_2">
        <text:list-item>
          <text:p text:style-name="P6">Hoe verliep de onderlinge communicatie?</text:p>
        </text:list-item>
      </text:list>
      <text:p text:style-name="P4">De communicatie liep goed en we konden elkaar in elk moment bereiken.</text:p>
      <text:p text:style-name="P1"/>
      <text:list xml:id="list32513106" text:continue-numbering="true" text:style-name="RTF_5f_Num_20_2">
        <text:list-item>
          <text:p text:style-name="P6">Wat ging goed?</text:p>
        </text:list-item>
      </text:list>
      <text:p text:style-name="P4">Samenwerken, communiceren en opdrachten doen.</text:p>
      <text:p text:style-name="P1"/>
      <text:list xml:id="list32510490" text:continue-numbering="true" text:style-name="RTF_5f_Num_20_2">
        <text:list-item>
          <text:p text:style-name="P6">Wat ging minder goed?</text:p>
        </text:list-item>
      </text:list>
      <text:p text:style-name="P4">Alles verliep goed binnen het projectteam.</text:p>
      <text:p text:style-name="P1"/>
      <text:list xml:id="list32508782" text:continue-numbering="true" text:style-name="RTF_5f_Num_20_2">
        <text:list-item>
          <text:p text:style-name="P6">Hoe ging men om met conflicten?</text:p>
        </text:list-item>
      </text:list>
      <text:p text:style-name="P4">Het aan het projectteam melden en vervolgens voor oplossingen zoeken.</text:p>
      <text:p text:style-name="P1"/>
      <text:list xml:id="list32499356" text:continue-numbering="true" text:style-name="RTF_5f_Num_20_2">
        <text:list-item>
          <text:p text:style-name="P6">Welk advies geef jij aan jouw projectgroep?</text:p>
        </text:list-item>
      </text:list>
      <text:p text:style-name="P4"><text:bookmark text:name="_Toc408939377"/>Ik heb verder geen op- of aanmerkingen voor het projectt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2" svg:font-family="'Calibri Light'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1" draw:style="linear" draw:start-color="#88acbb" draw:end-color="#394a61" draw:start-intensity="100%" draw:end-intensity="100%" draw:angle="3480" draw:border="0%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nl" fo:country="NL" fo:font-style="normal" style:text-underline-style="none" fo:font-weight="normal" style:letter-kerning="false" style:font-size-asian="11pt" style:language-asian="nl" style:country-asian="NL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nl" fo:country="NL" fo:font-style="normal" style:text-underline-style="none" fo:font-weight="normal" style:letter-kerning="false" fo:background-color="transparent" style:font-name-asian="Times New Roman" style:font-size-asian="11pt" style:language-asian="nl" style:country-asian="NL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fo:keep-together="always" fo:hyphenation-ladder-count="no-limit" fo:keep-with-next="always"/>
      <style:text-properties fo:color="#2e74b5" style:font-name="Calibri Light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size-asian="13pt" style:font-size-complex="13pt" fo:hyphenate="false" fo:hyphenation-remain-char-count="0" fo:hyphenation-push-char-count="0"/>
    </style:style>
    <style:style style:name="Lijstaline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Geen_20_afstand" style:display-name="Geen afstand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Kop_20_van_20_inhoudsopgave" style:display-name="Kop van inhoudsopgave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fo:hyphenation-remain-char-count="0" fo:hyphenation-push-char-count="0"/>
    </style:style>
    <style:style style:name="Inhopg_20_2" style:display-name="Inhopg 2" style:family="paragraph" style:parent-style-name="Standard" style:next-style-name="Standard" style:auto-update="true">
      <style:paragraph-properties fo:margin-left="0.388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hopg_20_1" style:display-name="Inhopg 1" style:family="paragraph" style:parent-style-name="Standard" style:next-style-name="Standard" style:auto-update="true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Inhopg_20_3" style:display-name="Inhopg 3" style:family="paragraph" style:parent-style-name="Standard" style:next-style-name="Standard" style:auto-update="true">
      <style:paragraph-properties fo:margin-left="0.77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ardalinea-lettertype" style:family="text"/>
    <style:style style:name="Koptekst_20_Char" style:display-name="Koptekst Char" style:family="text" style:parent-style-name="Standaardalinea-lettertype"/>
    <style:style style:name="Voettekst_20_Char" style:display-name="Voettekst Char" style:family="text" style:parent-style-name="Standaardalinea-lettertype"/>
    <style:style style:name="Kop_20_1_20_Char" style:display-name="Kop 1 Char" style:family="text" style:parent-style-name="Standaardalinea-lettertype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Kop_20_2_20_Char" style:display-name="Kop 2 Char" style:family="text" style:parent-style-name="Standaardalinea-lettertype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Geen_20_afstand_20_Char" style:display-name="Geen afstand Char" style:family="text" style:parent-style-name="Standaardalinea-lettertype"/>
    <style:style style:name="Hyperlink" style:family="text" style:parent-style-name="Standaardalinea-lettertype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>
      <style:text-properties style:font-name="Symbol1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style:paragraph-properties style:writing-mode="lr-tb" style:font-independent-line-spacing="false"/>
    </style:style>
    <style:style style:name="MT1" style:family="text">
      <style:text-properties style:font-name-asian="Calibri" style:font-name-complex="Calibri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.254cm" fo:padding-right="0.254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draw:custom-shape text:anchor-type="paragraph" draw:z-index="0" draw:name="Rectangle 1" draw:style-name="Mgr1" draw:text-style-name="MP1" svg:width="-1.572cm" svg:height="-0.532cm" svg:x="21.094cm" svg:y="26.935cm"><text:p/><draw:enhanced-geometry svg:viewBox="0 0 21600 21600" draw:mirror-horizontal="true" draw:type="non-primitive" draw:enhanced-path="M 0 0 L 21600 0 21600 21600 0 21600 Z N"/></draw:custom-shape>Project Torens van Hanoi</text:p>
        <text:p text:style-name="Footer"><text:span text:style-name="Standaardalinea-lettertype"><text:span text:style-name="MT1">Groep 19, Patrick van Batenburg en Floris van Londen</text:span></text:span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lan van aanpak</dc:title>
    <dc:subject>Project: Torens van Hanoi</dc:subject>
    <meta:initial-creator>MEDION</meta:initial-creator>
    <dc:creator>Patrick </dc:creator>
    <meta:creation-date>2015-01-20T16:51:00Z</meta:creation-date>
    <dc:date>2015-02-06T12:33:18.82</dc:date>
    <meta:editing-cycles>7</meta:editing-cycles>
    <meta:editing-duration>PT30M29S</meta:editing-duration>
    <meta:document-statistic meta:table-count="0" meta:image-count="0" meta:object-count="0" meta:page-count="2" meta:paragraph-count="31" meta:word-count="191" meta:character-count="1184"/>
    <meta:template xlink:type="simple" xlink:actuate="onRequest" xlink:title="" xlink:href="../../Documents/GitHub/Hanoj_Project_2/Project2_opdrachten_Groep_19_Patrick_van_Batenburg_en_Floris_van_Londen/Project2_Plan_van_Aanpak_Groep_19_Patrick_van_Batenburg_en_Floris_van_Londen.odt/Normal.dotm"/>
  </office:meta>
</office:document-meta>
</file>